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Poppins" svg:font-family="Poppins,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paragraph-properties fo:margin-top="0cm" fo:margin-bottom="0.199cm" fo:text-align="start" style:justify-single-word="false" fo:orphans="2" fo:widows="2"/>
      <style:text-properties style:font-name="Calibri"/>
    </style:style>
    <style:style style:name="P2" style:family="paragraph" style:parent-style-name="Standard" style:list-style-name="L1">
      <style:paragraph-properties fo:margin-top="0cm" fo:margin-bottom="0.199cm" fo:text-align="start" style:justify-single-word="false" fo:orphans="2" fo:widows="2"/>
      <style:text-properties style:font-name="Calibri" fo:font-style="italic" style:font-style-asian="italic" style:font-style-complex="italic"/>
    </style:style>
    <style:style style:name="P3" style:family="paragraph" style:parent-style-name="Standard" style:list-style-name="L12">
      <style:paragraph-properties fo:margin-top="0cm" fo:margin-bottom="0.199cm" fo:text-align="start" style:justify-single-word="false" fo:orphans="2" fo:widows="2"/>
      <style:text-properties style:font-name="Calibri" fo:font-style="italic" style:font-style-asian="italic" style:font-style-complex="italic"/>
    </style:style>
    <style:style style:name="P4" style:family="paragraph" style:parent-style-name="Standard" style:list-style-name="L7">
      <style:paragraph-properties fo:margin-top="0cm" fo:margin-bottom="0.199cm" fo:text-align="start" style:justify-single-word="false" fo:orphans="2" fo:widows="2"/>
      <style:text-properties style:font-name="Calibri" fo:font-size="12pt" fo:font-style="normal" style:font-size-asian="12pt" style:font-style-asian="normal" style:font-name-complex="Arial" style:font-size-complex="12pt" style:font-style-complex="normal"/>
    </style:style>
    <style:style style:name="P5" style:family="paragraph" style:parent-style-name="Standard" style:list-style-name="L8">
      <style:paragraph-properties fo:margin-top="0cm" fo:margin-bottom="0.199cm" fo:text-align="start" style:justify-single-word="false" fo:orphans="2" fo:widows="2"/>
      <style:text-properties style:font-name="Calibri" fo:font-size="12pt" fo:font-style="normal" style:font-size-asian="12pt" style:font-style-asian="normal" style:font-name-complex="Arial" style:font-size-complex="12pt" style:font-style-complex="normal"/>
    </style:style>
    <style:style style:name="P6" style:family="paragraph" style:parent-style-name="Standard" style:list-style-name="L1">
      <style:paragraph-properties fo:margin-top="0cm" fo:margin-bottom="0.199cm" fo:text-align="start" style:justify-single-word="false" fo:orphans="2" fo:widows="2"/>
      <style:text-properties style:font-name="Calibri" fo:font-weight="normal" style:font-weight-asian="normal" style:font-weight-complex="normal"/>
    </style:style>
    <style:style style:name="P7" style:family="paragraph" style:parent-style-name="Standard" style:list-style-name="L8">
      <style:paragraph-properties fo:margin-top="0cm" fo:margin-bottom="0.199cm" fo:text-align="start" style:justify-single-word="false" fo:orphans="2" fo:widows="2"/>
    </style:style>
    <style:style style:name="P8" style:family="paragraph" style:parent-style-name="Standard" style:list-style-name="L14">
      <style:paragraph-properties fo:margin-top="0cm" fo:margin-bottom="0.199cm" fo:text-align="start" style:justify-single-word="false" fo:orphans="2" fo:widows="2"/>
    </style:style>
    <style:style style:name="P9" style:family="paragraph" style:parent-style-name="Standard" style:list-style-name="L17">
      <style:paragraph-properties fo:margin-top="0cm" fo:margin-bottom="0.199cm" fo:text-align="start" style:justify-single-word="false" fo:orphans="2" fo:widows="2"/>
    </style:style>
    <style:style style:name="P10" style:family="paragraph" style:parent-style-name="Standard">
      <style:paragraph-properties fo:margin-top="0cm" fo:margin-bottom="0.199cm" fo:text-align="start" style:justify-single-word="false" fo:orphans="2" fo:widows="2"/>
      <style:text-properties fo:color="#0000ff" style:font-name="Calibri" fo:font-weight="bold" style:font-weight-asian="bold" style:font-weight-complex="bold"/>
    </style:style>
    <style:style style:name="P11" style:family="paragraph" style:parent-style-name="Standard">
      <style:paragraph-properties fo:margin-top="0cm" fo:margin-bottom="0.199cm" fo:text-align="start" style:justify-single-word="false" fo:orphans="2" fo:widows="2"/>
      <style:text-properties fo:color="#0000ff" style:font-name="Calibri" fo:font-size="12pt" fo:font-style="normal" fo:font-weight="bold" style:font-size-asian="12pt" style:font-style-asian="normal" style:font-weight-asian="bold" style:font-name-complex="Arial" style:font-size-complex="12pt" style:font-style-complex="normal" style:font-weight-complex="bold"/>
    </style:style>
    <style:style style:name="P12" style:family="paragraph" style:parent-style-name="Standard" style:list-style-name="L17">
      <style:paragraph-properties fo:margin-top="0cm" fo:margin-bottom="0.199cm" fo:text-align="start" style:justify-single-word="false" fo:orphans="2" fo:widows="2"/>
      <style:text-properties style:use-window-font-color="true" style:font-name="Calibri" fo:font-size="12pt" fo:font-style="normal" fo:font-weight="normal" style:font-size-asian="12pt" style:font-style-asian="normal" style:font-weight-asian="normal" style:font-name-complex="Arial" style:font-size-complex="12pt" style:font-style-complex="normal" style:font-weight-complex="normal"/>
    </style:style>
    <style:style style:name="P13" style:family="paragraph" style:parent-style-name="Standard" style:list-style-name="L13">
      <style:paragraph-properties fo:margin-top="0cm" fo:margin-bottom="0.199cm" fo:text-align="start" style:justify-single-word="false" fo:orphans="2" fo:widows="2"/>
      <style:text-properties style:use-window-font-color="true" style:font-name="Calibri" fo:font-size="12pt" fo:font-style="normal" fo:font-weight="bold" style:font-size-asian="12pt" style:font-style-asian="normal" style:font-weight-asian="bold" style:font-name-complex="Arial" style:font-size-complex="12pt" style:font-style-complex="normal" style:font-weight-complex="bold"/>
    </style:style>
    <style:style style:name="P14" style:family="paragraph" style:parent-style-name="Standard">
      <style:paragraph-properties fo:margin-top="0cm" fo:margin-bottom="0.199cm" fo:text-align="start" style:justify-single-word="false" fo:orphans="2" fo:widows="2" fo:break-before="page"/>
      <style:text-properties fo:color="#0000ff" style:font-name="Calibri" fo:font-size="12pt" fo:font-style="normal" fo:font-weight="bold" style:font-size-asian="12pt" style:font-style-asian="normal" style:font-weight-asian="bold" style:font-name-complex="Arial" style:font-size-complex="12pt" style:font-style-complex="normal" style:font-weight-complex="bold"/>
    </style:style>
    <style:style style:name="P15" style:family="paragraph" style:parent-style-name="Standard" style:list-style-name="L4">
      <style:paragraph-properties fo:margin-top="0cm" fo:margin-bottom="0cm" fo:text-align="start" style:justify-single-word="false" fo:orphans="2" fo:widows="2"/>
      <style:text-properties style:font-name="Calibri" fo:font-style="italic" style:font-style-asian="italic" style:font-style-complex="italic"/>
    </style:style>
    <style:style style:name="P16" style:family="paragraph" style:parent-style-name="Standard" style:list-style-name="L1">
      <style:paragraph-properties fo:margin-top="0cm" fo:margin-bottom="0cm" fo:text-align="start" style:justify-single-word="false" fo:orphans="2" fo:widows="2"/>
      <style:text-properties style:font-name="Calibri" fo:font-style="italic" style:font-style-asian="italic" style:font-style-complex="italic"/>
    </style:style>
    <style:style style:name="P17" style:family="paragraph" style:parent-style-name="Standard" style:list-style-name="L6">
      <style:paragraph-properties fo:margin-top="0cm" fo:margin-bottom="0cm" fo:text-align="start" style:justify-single-word="false" fo:orphans="2" fo:widows="2"/>
      <style:text-properties style:font-name="Calibri" fo:font-style="italic" style:font-style-asian="italic" style:font-style-complex="italic"/>
    </style:style>
    <style:style style:name="P18" style:family="paragraph" style:parent-style-name="Standard" style:list-style-name="L9">
      <style:paragraph-properties fo:margin-top="0cm" fo:margin-bottom="0cm" fo:text-align="start" style:justify-single-word="false" fo:orphans="2" fo:widows="2"/>
      <style:text-properties style:font-name="Calibri" fo:font-style="italic" style:font-style-asian="italic" style:font-style-complex="italic"/>
    </style:style>
    <style:style style:name="P19" style:family="paragraph" style:parent-style-name="Standard" style:list-style-name="L3">
      <style:paragraph-properties fo:margin-top="0cm" fo:margin-bottom="0cm" fo:text-align="start" style:justify-single-word="false" fo:orphans="2" fo:widows="2"/>
      <style:text-properties style:font-name="Calibri" fo:font-style="normal" style:font-style-asian="normal" style:font-style-complex="normal"/>
    </style:style>
    <style:style style:name="P20" style:family="paragraph" style:parent-style-name="Standard" style:list-style-name="L5">
      <style:paragraph-properties fo:margin-top="0cm" fo:margin-bottom="0cm" fo:text-align="start" style:justify-single-word="false" fo:orphans="2" fo:widows="2"/>
      <style:text-properties style:font-name="Calibri" fo:font-size="12pt" fo:font-style="normal" style:font-size-asian="12pt" style:font-style-asian="normal" style:font-name-complex="Arial" style:font-size-complex="12pt" style:font-style-complex="normal"/>
    </style:style>
    <style:style style:name="P21" style:family="paragraph" style:parent-style-name="Standard" style:list-style-name="L10">
      <style:paragraph-properties fo:margin-top="0cm" fo:margin-bottom="0cm" fo:text-align="start" style:justify-single-word="false" fo:orphans="2" fo:widows="2"/>
      <style:text-properties style:font-name="Calibri" fo:font-size="12pt" fo:font-style="normal" style:font-size-asian="12pt" style:font-style-asian="normal" style:font-name-complex="Arial" style:font-size-complex="12pt" style:font-style-complex="normal"/>
    </style:style>
    <style:style style:name="P22" style:family="paragraph" style:parent-style-name="Standard" style:list-style-name="L11">
      <style:paragraph-properties fo:margin-top="0cm" fo:margin-bottom="0cm" fo:text-align="start" style:justify-single-word="false" fo:orphans="2" fo:widows="2"/>
      <style:text-properties style:font-name="Calibri" fo:font-size="12pt" fo:font-style="normal" style:font-size-asian="12pt" style:font-style-asian="normal" style:font-name-complex="Arial" style:font-size-complex="12pt" style:font-style-complex="normal"/>
    </style:style>
    <style:style style:name="P23" style:family="paragraph" style:parent-style-name="Standard">
      <style:paragraph-properties fo:margin-left="1.245cm" fo:margin-right="0cm" fo:margin-top="0cm" fo:margin-bottom="0.199cm" fo:text-align="start" style:justify-single-word="false" fo:orphans="2" fo:widows="2" fo:text-indent="0cm" style:auto-text-indent="false"/>
      <style:text-properties fo:color="#0000ff" style:font-name="Calibri" fo:font-size="12pt" fo:font-style="normal" fo:font-weight="bold" style:font-size-asian="12pt" style:font-style-asian="normal" style:font-weight-asian="bold" style:font-name-complex="Arial" style:font-size-complex="12pt" style:font-style-complex="normal" style:font-weight-complex="bold"/>
    </style:style>
    <style:style style:name="P24" style:family="paragraph" style:parent-style-name="Standard">
      <style:paragraph-properties fo:margin-left="1.245cm" fo:margin-right="0cm" fo:margin-top="0cm" fo:margin-bottom="0.199cm" fo:text-align="start" style:justify-single-word="false" fo:orphans="2" fo:widows="2" fo:text-indent="0cm" style:auto-text-indent="false"/>
    </style:style>
    <style:style style:name="P25" style:family="paragraph" style:parent-style-name="Standard">
      <style:paragraph-properties fo:margin-left="0cm" fo:margin-right="0cm" fo:margin-top="0cm" fo:margin-bottom="0.199cm" fo:text-align="start" style:justify-single-word="false" fo:orphans="2" fo:widows="2" fo:text-indent="0cm" style:auto-text-indent="false"/>
      <style:text-properties fo:color="#0000ff" style:font-name="Calibri" fo:font-size="12pt" fo:font-style="normal" fo:font-weight="bold" style:font-size-asian="12pt" style:font-style-asian="normal" style:font-weight-asian="bold" style:font-name-complex="Arial" style:font-size-complex="12pt" style:font-style-complex="normal" style:font-weight-complex="bold"/>
    </style:style>
    <style:style style:name="P26" style:family="paragraph" style:parent-style-name="Standard">
      <style:paragraph-properties fo:margin-left="0cm" fo:margin-right="0cm" fo:margin-top="0cm" fo:margin-bottom="0.199cm" fo:text-align="start" style:justify-single-word="false" fo:orphans="2" fo:widows="2" fo:text-indent="0cm" style:auto-text-indent="false" fo:break-before="page"/>
      <style:text-properties fo:color="#0000ff" style:font-name="Calibri" fo:font-size="12pt" fo:font-style="normal" fo:font-weight="bold" style:font-size-asian="12pt" style:font-style-asian="normal" style:font-weight-asian="bold" style:font-name-complex="Arial" style:font-size-complex="12pt" style:font-style-complex="normal" style:font-weight-complex="bold"/>
    </style:style>
    <style:style style:name="T1" style:family="text">
      <style:text-properties fo:font-variant="normal" fo:text-transform="none" fo:font-size="12pt" fo:letter-spacing="normal" fo:font-style="normal" style:font-size-asian="12pt" style:font-size-complex="12pt"/>
    </style:style>
    <style:style style:name="T2" style:family="text">
      <style:text-properties fo:font-variant="normal" fo:text-transform="none" style:use-window-font-color="true" fo:font-size="12pt" fo:letter-spacing="normal" fo:font-style="normal" style:font-size-asian="12pt" style:font-size-complex="12pt"/>
    </style:style>
    <style:style style:name="T3" style:family="text">
      <style:text-properties fo:font-size="12pt" style:font-size-asian="12pt" style:font-size-complex="12pt"/>
    </style:style>
    <style:style style:name="T4" style:family="text">
      <style:text-properties fo:font-size="12pt" style:font-size-asian="12pt" style:font-name-complex="Arial" style:font-size-complex="12pt"/>
    </style:style>
    <style:style style:name="T5" style:family="text">
      <style:text-properties fo:font-size="12pt" fo:font-style="italic" style:font-size-asian="12pt" style:font-style-asian="italic" style:font-size-complex="12pt" style:font-style-complex="italic"/>
    </style:style>
    <style:style style:name="T6" style:family="text">
      <style:text-properties fo:font-size="12pt" fo:font-style="italic" style:font-size-asian="12pt" style:font-style-asian="italic" style:font-name-complex="Arial" style:font-size-complex="12pt" style:font-style-complex="italic"/>
    </style:style>
    <style:style style:name="T7" style:family="text">
      <style:text-properties fo:font-size="12pt" fo:font-style="italic" fo:font-weight="bold" style:font-size-asian="12pt" style:font-style-asian="italic" style:font-weight-asian="bold" style:font-size-complex="12pt" style:font-style-complex="italic" style:font-weight-complex="bold"/>
    </style:style>
    <style:style style:name="T8" style:family="text">
      <style:text-properties fo:font-size="12pt" fo:font-style="normal" style:font-size-asian="12pt" style:font-style-asian="normal" style:font-name-complex="Arial" style:font-size-complex="12pt" style:font-style-complex="normal"/>
    </style:style>
    <style:style style:name="T9" style:family="text">
      <style:text-properties fo:font-size="12pt" fo:font-style="normal" fo:font-weight="bold" style:font-size-asian="12pt" style:font-style-asian="normal" style:font-weight-asian="bold" style:font-name-complex="Arial" style:font-size-complex="12pt" style:font-style-complex="normal" style:font-weight-complex="bold"/>
    </style:style>
    <style:style style:name="T10" style:family="text">
      <style:text-properties fo:font-size="12pt" fo:font-weight="bold" style:font-size-asian="12pt" style:font-weight-asian="bold" style:font-name-complex="Arial" style:font-size-complex="12pt" style:font-weight-complex="bold"/>
    </style:style>
    <style:style style:name="T11" style:family="text">
      <style:text-properties style:font-name="Calibri" fo:font-size="12pt" fo:font-style="normal" style:font-size-asian="12pt" style:font-style-asian="normal" style:font-name-complex="Arial" style:font-size-complex="12pt" style:font-style-complex="normal"/>
    </style:style>
    <style:style style:name="T12" style:family="text">
      <style:text-properties style:font-name="Calibri" fo:font-size="12pt" fo:font-style="italic" style:font-size-asian="12pt" style:font-style-asian="italic" style:font-name-complex="Arial" style:font-size-complex="12pt" style:font-style-complex="italic"/>
    </style:style>
    <style:style style:name="T13" style:family="text">
      <style:text-properties style:use-window-font-color="true"/>
    </style:style>
    <style:style style:name="T14" style:family="text">
      <style:text-properties style:use-window-font-color="true" fo:font-size="12pt" style:font-size-asian="12pt" style:font-size-complex="12pt"/>
    </style:style>
    <style:style style:name="T15" style:family="text">
      <style:text-properties style:use-window-font-color="true" fo:font-weight="normal" style:font-weight-asian="normal" style:font-weight-complex="normal"/>
    </style:style>
    <style:style style:name="T16" style:family="text">
      <style:text-properties style:use-window-font-color="true" style:font-name="Calibri" fo:font-size="12pt" fo:font-style="normal" fo:font-weight="normal" style:font-size-asian="12pt" style:font-style-asian="normal" style:font-weight-asian="normal" style:font-name-complex="Arial" style:font-size-complex="12pt" style:font-style-complex="normal" style:font-weight-complex="normal"/>
    </style:style>
    <style:style style:name="T17" style:family="text">
      <style:text-properties fo:font-weight="normal" style:font-weight-asian="normal" style:font-weight-complex="normal"/>
    </style:style>
    <style:style style:name="T18" style:family="text">
      <style:text-properties fo:color="#000000"/>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2.515cm" fo:text-indent="-0.635cm" fo:margin-left="2.51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cm" fo:text-indent="-0.635cm" fo:margin-left="3.1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85cm" fo:text-indent="-0.635cm" fo:margin-left="3.78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cm" fo:text-indent="-0.635cm" fo:margin-left="4.4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55cm" fo:text-indent="-0.635cm" fo:margin-left="5.05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cm" fo:text-indent="-0.635cm" fo:margin-left="5.6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25cm" fo:text-indent="-0.635cm" fo:margin-left="6.32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cm" fo:text-indent="-0.635cm" fo:margin-left="6.9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95cm" fo:text-indent="-0.635cm" fo:margin-left="7.59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cm" fo:text-indent="-0.635cm" fo:margin-left="8.23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Ejercicio 1.</text:span><text:span text:style-name="T2"> Generar 2 ó 3 ideas de negocio. Revisa la Unidad de Trabajo para recordar de dónde puedes sacar ideas.</text:span><text:span text:style-name="T14"> </text:span></text:p>
      <text:p text:style-name="P10"><text:span text:style-name="T3">Y <text:s text:c="3"/>Ejercicio 2. </text:span><text:span text:style-name="T14">Describe brevemente cada una de las propuestas.</text:span></text:p>
      <text:list xml:id="list5487398621202147926" text:style-name="L1">
        <text:list-header>
          <text:p text:style-name="P6"><text:span text:style-name="T3">Expongo dos proyectos que llevo en mente, pero para realizar las tareas de este curso me voy a centrar en la primera de ellas (Binain) ya que es por la que he decidido hacer este grado y la que me parece más interesante, aunque más compleja de realizar, la seguna propuesta (Cypherstudios) la describo un poco más por parecerme necesario y porque bajo esta marca desarrollaré (en un entorno favorable) la primera, simplemente como marca personal.</text:span></text:p>
          <text:list>
            <text:list-item>
              <text:p text:style-name="P1"><text:span text:style-name="T7">BINAIN (b9)</text:span><text:span text:style-name="T5">:</text:span><text:span text:style-name="T3"> app</text:span><text:span text:style-name="T4"> que posibilite todo el proceso que conlleva la organización de un evento </text:span><text:span text:style-name="T6">(principalmente centrado en conciertos amateur/semiprofesionales)</text:span><text:span text:style-name="T4">, un sitio donde la contratación, gestión y desarrollo de un espectáculo se logre de una manera rápida y sencilla.</text:span></text:p>
            </text:list-item>
            <text:list-item>
              <text:p text:style-name="P2"><text:span text:style-name="T10">CYPHERSTUDIOS</text:span><text:span text:style-name="T4">: </text:span><text:span text:style-name="T8">Marca personal, por mi experiencia y conocimientos. Estudio "creativo" (</text:span><text:span text:style-name="T4">que está tan de moda</text:span><text:span text:style-name="T8">) que se desglosaria en distintas área (sub-marcas):</text:span></text:p>
            </text:list-item>
          </text:list>
        </text:list-header>
      </text:list>
      <text:list xml:id="list6725389182464262850" text:style-name="L9">
        <text:list-item>
          <text:list>
            <text:list-item>
              <text:list>
                <text:list-item>
                  <text:p text:style-name="P18"><text:span text:style-name="T9">Diseño, maquetación y desarrollo Web </text:span><text:span text:style-name="T8">– </text:span><text:span text:style-name="T4">Cypher Web Studios</text:span><text:span text:style-name="T8"> – Interno</text:span></text:p>
                </text:list-item>
              </text:list>
            </text:list-item>
          </text:list>
        </text:list-item>
      </text:list>
      <text:list xml:id="list8544123238943882787" text:style-name="L3">
        <text:list-item>
          <text:list>
            <text:list-item>
              <text:list>
                <text:list-item>
                  <text:p text:style-name="P19"><text:span text:style-name="T10">Desarrollo de aplicaciones</text:span><text:span text:style-name="T4"> – </text:span><text:span text:style-name="T6">Cypher Developer Studios</text:span><text:span text:style-name="T4"> – Proximamente</text:span></text:p>
                </text:list-item>
              </text:list>
            </text:list-item>
          </text:list>
        </text:list-item>
      </text:list>
      <text:list xml:id="list8021195772396044350" text:style-name="L4">
        <text:list-item>
          <text:list>
            <text:list-item>
              <text:list>
                <text:list-item>
                  <text:p text:style-name="P15"><text:span text:style-name="T9">Diseño Gráfico y maquetación</text:span><text:span text:style-name="T8"> – </text:span><text:span text:style-name="T4">Cypher Design Studios</text:span><text:span text:style-name="T8"> – Colaborativo</text:span></text:p>
                </text:list-item>
              </text:list>
            </text:list-item>
          </text:list>
        </text:list-item>
      </text:list>
      <text:list xml:id="list39682467" text:continue-list="list5487398621202147926" text:style-name="L1">
        <text:list-item>
          <text:list>
            <text:list-item>
              <text:list>
                <text:list-item>
                  <text:p text:style-name="P16"><text:span text:style-name="T9">Audio</text:span><text:span text:style-name="T8"> – </text:span><text:span text:style-name="T4">Cypher Audio Studios</text:span></text:p>
                </text:list-item>
              </text:list>
            </text:list-item>
          </text:list>
        </text:list-item>
      </text:list>
      <text:list xml:id="list1693420852891553076" text:style-name="L10">
        <text:list-item>
          <text:list>
            <text:list-item>
              <text:list>
                <text:list-item>
                  <text:list>
                    <text:list-item>
                      <text:p text:style-name="P21">Composición – Interno</text:p>
                    </text:list-item>
                  </text:list>
                </text:list-item>
              </text:list>
            </text:list-item>
          </text:list>
        </text:list-item>
      </text:list>
      <text:list xml:id="list6726935533108126296" text:style-name="L5">
        <text:list-item>
          <text:list>
            <text:list-item>
              <text:list>
                <text:list-item>
                  <text:list>
                    <text:list-item>
                      <text:p text:style-name="P20">Producción – Colaborativo</text:p>
                    </text:list-item>
                  </text:list>
                </text:list-item>
              </text:list>
            </text:list-item>
          </text:list>
        </text:list-item>
      </text:list>
      <text:list xml:id="list2020481928655801996" text:style-name="L11">
        <text:list-item>
          <text:list>
            <text:list-item>
              <text:list>
                <text:list-item>
                  <text:list>
                    <text:list-item>
                      <text:p text:style-name="P22">Mezcla y Mastering - Colaborativo</text:p>
                    </text:list-item>
                  </text:list>
                </text:list-item>
              </text:list>
            </text:list-item>
          </text:list>
        </text:list-item>
      </text:list>
      <text:list xml:id="list376321841579598970" text:style-name="L6">
        <text:list-item>
          <text:list>
            <text:list-item>
              <text:list>
                <text:list-item>
                  <text:p text:style-name="P17"><text:span text:style-name="T9">Video</text:span><text:span text:style-name="T8"> – </text:span><text:span text:style-name="T4">Cypher Video Studios</text:span><text:span text:style-name="T8"> – Colaborativo</text:span></text:p>
                </text:list-item>
              </text:list>
            </text:list-item>
          </text:list>
        </text:list-item>
      </text:list>
      <text:list xml:id="list3190936102127650550" text:style-name="L12">
        <text:list-item>
          <text:list>
            <text:list-item>
              <text:list>
                <text:list-item>
                  <text:p text:style-name="P3"><text:span text:style-name="T9">Fotografía</text:span><text:span text:style-name="T8"> (</text:span><text:span text:style-name="T4">No bodas/bautizos/comuniones</text:span><text:span text:style-name="T8">) – </text:span><text:span text:style-name="T4">Cypher Photo Studios</text:span><text:span text:style-name="T8"> – Colaborativo</text:span></text:p>
                </text:list-item>
              </text:list>
            </text:list-item>
          </text:list>
        </text:list-item>
      </text:list>
      <text:list xml:id="list3038469049408523671" text:style-name="L7">
        <text:list-item>
          <text:list>
            <text:list-header>
              <text:p text:style-name="P4">Bajo esta marca puedo ofrecer servicios dentro de las distintas áreas en las que me he movido y me muevo, así como en las que tengo contactos a los que recurrir.</text:p>
              <text:p text:style-name="P4">Es decir, mi trabajo consistiría en captar al cliente, crear un equipo contando con colaboradores externos, organizar el proyecto y el equipo, desarrollar la parte que me corresponda, asi como supervisar la buena ejecución del trabajo de las otras partes.</text:p>
              <text:p text:style-name="P4">De este modo, se podrian captar trabajos puntuales de cada área o un proyecto (por ejemplo una web, una app, el lanzamiento de un nuevo producto, etc.) completo cubriendo tambien toda la parte creativa.</text:p>
              <text:p text:style-name="P4">Para empezar sería recomendable centrarse en una especialidad y buscar en ella la "excelencia" y estabilidad financiera en un determinado tiempo, por ejemplo 5 años</text:p>
              <text:p text:style-name="P4">Dado que actualmente mi punto fuerte es el Desarrollo Web, "apartaría a un lado" las especialidades más creativas -y menos valoradas por el mercado-, como son el audio, video y fotografía, y el resto -diseño y determinado tipo de fotografía- externalizarlo en la medida de lo posible.</text:p>
              <text:p text:style-name="P4">De este modo el beneficio será menor pero estará asegurado, por diversas razones, entre ellas (negocio rentable, más que rentable la palabra es: estable):</text:p>
            </text:list-header>
          </text:list>
        </text:list-item>
      </text:list>
      <text:list xml:id="list8326245107621037077" text:style-name="L8">
        <text:list-item>
          <text:list>
            <text:list-item>
              <text:p text:style-name="P7"><text:span text:style-name="T11">Los colaboradores trabajarán bajo presupuesto, que me habrán facilitado antes de empezar el trabajo, con ello y entre otros, mis perdidas por inversión execesiva de horas de trabajo son nulas, por lo que tengo asegurado el beneficio que quede una </text:span><text:soft-page-break/><text:span text:style-name="T11">vez cobrado a mi cliente y pagado a los colaboradores/subcontratas (</text:span><text:span text:style-name="T12">todo esto teóricamente</text:span><text:span text:style-name="T11">).</text:span></text:p>
            </text:list-item>
          </text:list>
          <text:p text:style-name="P5">Las características de esta idea de negocio estan más enfocadas en mi propia persona que en el mercado:</text:p>
          <text:list text:continue-numbering="true">
            <text:list-item>
              <text:p text:style-name="P5">La necesidad que satisface este proyecto es la mia propia, por mis inquietudes creativas, por tener oportunidad de gestionar proyectos grandes o realizados con más "cariño" (y con ello más costosos), realizar trabajos que me "llenen", por horarios más flexibles y parcialmente nocturnos, por tener libertad de moverme geográficamente, por cambiar de rutina con cada proyecto.</text:p>
            </text:list-item>
            <text:list-item>
              <text:p text:style-name="P7"><text:span text:style-name="T11">Negocio Rentable, más que </text:span><text:span text:style-name="T12">"Rentable" </text:span><text:span text:style-name="T11">creo que la palabra, para empezar, es </text:span><text:span text:style-name="T12">"Estable"</text:span><text:span text:style-name="T11">.</text:span></text:p>
            </text:list-item>
            <text:list-item>
              <text:p text:style-name="P5">Es realizable.</text:p>
            </text:list-item>
            <text:list-item>
              <text:p text:style-name="P7"><text:span text:style-name="T11">Tengo la capacidad para llevarlo a cabo </text:span><text:span text:style-name="T12">(esto no es del todo cierto, por el poco tiempo del que dispongo -trabajo por cuenta ajena y estudios- pero nos ponemos en la situación más favorable)</text:span><text:span text:style-name="T11">.</text:span></text:p>
            </text:list-item>
            <text:list-item>
              <text:p text:style-name="P5">Ventaja competitiva: en un primer momento no creo que haya nada a destacar, si tengo que nombrar alguna, se me ocurre:</text:p>
              <text:list>
                <text:list-item>
                  <text:p text:style-name="P5">De cara al mercado:</text:p>
                  <text:list>
                    <text:list-item>
                      <text:p text:style-name="P5">Tratar los proyectos de un cliente como si fuera el mio propio, debido a que no cogeré trabajos que no cumplan ciertos requisitos.</text:p>
                    </text:list-item>
                    <text:list-item>
                      <text:p text:style-name="P7"><text:span text:style-name="T11">Menos </text:span><text:span text:style-name="T12">(que llame la atención)</text:span><text:span text:style-name="T11"> es más</text:span></text:p>
                    </text:list-item>
                    <text:list-item>
                      <text:p text:style-name="P7"><text:span text:style-name="T11">Servicio "todo en uno" </text:span><text:span text:style-name="T12">(no me gusta esta expresión)</text:span><text:span text:style-name="T11"> en cuanto a la parte creativa se refiere. Como sub-contrata de una empresa de marketing y que ella unicamente tenga en nómina a los comunity managers.</text:span></text:p>
                    </text:list-item>
                  </text:list>
                </text:list-item>
                <text:list-item>
                  <text:p text:style-name="P7"><text:span text:style-name="T11">Las ventajas reales de esta idea son de manera interna/personal (</text:span><text:span text:style-name="T12">aunque sé que el camino es duro y hay que realizar muchas tareas desagradables</text:span><text:span text:style-name="T11">):</text:span></text:p>
                  <text:list>
                    <text:list-item>
                      <text:p text:style-name="P5">El riesgo de inversión es practicamente nulo, ya que cuento con los medios para realizarlo sin ninguna inversión inicial. </text:p>
                      <text:p text:style-name="P5">El riesgo por perdidas en la ejecución de un proyecto, ya sea por retrasos en la ejecución de los trabajos o por causas ajenas a la parte que me corresponda, lo debe asumir los colaboradores/subcontratas, se reduce drásticamente.</text:p>
                    </text:list-item>
                    <text:list-item>
                      <text:p text:style-name="P5">Me daría cierta libertad para cambiar de rutinas y cierta libertad, ya que mi ambición no es ganar dinero a expuertas, si no con que me dé para vivir me es suficiente.</text:p>
                    </text:list-item>
                    <text:list-item>
                      <text:p text:style-name="P5">Por mi forma de ser, seleccionaría trabajos que me llenaran como persona creativa y me hicieran crecer como profesional, que cada proyecto tuviera algún nuevo reto en el que pudiera invertir todo mi entusiasmo.</text:p>
                      <text:p text:style-name="P5"/>
                    </text:list-item>
                  </text:list>
                </text:list-item>
              </text:list>
            </text:list-item>
          </text:list>
        </text:list-item>
      </text:list>
      <text:p text:style-name="P14">Ejercicio 3. <text:span text:style-name="T13">Selecciona una de las ideas, la que vas a desarrollar a lo largo del curso. Explica las razones por las qué vas a emprender este negocio, por qué crees que el negocio puede funcionar y qué razones te hacen decidirte por esta idea y no por otras.</text:span></text:p>
      <text:p text:style-name="P23"><text:span text:style-name="T15">Como he expuesto al comienzo de este documento, me inclino por trabajar la primera idea de negocio, Binain.</text:span></text:p>
      <text:p text:style-name="P23"><text:span text:style-name="T15">Mis razones,</text:span></text:p>
      <text:list xml:id="list873215930098416376" text:style-name="L13">
        <text:list-item>
          <text:p text:style-name="P13"><text:span text:style-name="T17">Por mis conocimientos y experiencia.</text:span></text:p>
          <text:p text:style-name="P13"><text:span text:style-name="T17">Como he indicado anteriormente esta app se va a desarrollar en el ámbito artístico, en el cual tengo una larga experiencia como músico, sabiendo los problemas con los que se encuentra un músico amateur a la hora de cerrar una actuación, y en mayor medida cuando son varias actuaciones las que se quieren realizar, montar una gira.</text:span></text:p>
          <text:p text:style-name="P13"><text:span text:style-name="T17">Al dedicarme profesionalmente al desarrollo web tambien tengo ciertos conocimiento, aunque no es lo mismo esta dentro del mismo campo, en el desarrollo de aplicaciones, aunque soy consciente que tengo que ampliar mis capacidades como programador (en parte, por esto estoy en este ciclo de formación)</text:span></text:p>
        </text:list-item>
        <text:list-item>
          <text:p text:style-name="P13"><text:span text:style-name="T17">Es una idea innovadora, al no existir ninguna aplicación para la gestión de eventos en el nivel que se desarrollará. A dia de hoy este tipo de gestiones se realizan como "toda la vida": con tu agenda en la mano, via telefónica, mail o visita en persona o, pagando a un manager/promotor de conciertos.</text:span></text:p>
        </text:list-item>
        <text:list-item>
          <text:p text:style-name="P13"><text:span text:style-name="T17">Porque es más acorde con el ciclo que estoy estudiando.</text:span></text:p>
        </text:list-item>
      </text:list>
      <text:p text:style-name="P11"/>
      <text:p text:style-name="P11">Ejercicio 4. <text:span text:style-name="T18">Presenta a los a los promotores del negocio, (entre los cuales deberás estar tú necesariamente) recogiendo sus datos personales y profesionales más relevantes.</text:span></text:p>
      <text:p text:style-name="P24"><text:span text:style-name="T16">En un primer momento como promotores estamos dos personas:</text:span></text:p>
      <text:list xml:id="list5976978209838327615" text:style-name="L14">
        <text:list-item>
          <text:p text:style-name="P8"><text:span text:style-name="T16">Victor Vispe Mur, desarrollador, actualmente trabaja como programador para una importante empresa en la gestión de eventos deportivos, tambien es técnico de sonido profesional (aunque ya no ejerce) y cantante amateur.</text:span></text:p>
        </text:list-item>
        <text:list-item>
          <text:p text:style-name="P8"><text:span text:style-name="T16">Victor Visús García, diseñador web, actualmente estoy trabajando para una empresa de marketing, en su departamento de desarrollo, maquetando y desarrollando, en wordpress, las distintas webs que le entran a la empresa, totalmente personalizadas. Tengo amplia experiencia con HTML, CSS y, aunque no tanta, con PHP y Javascript.</text:span></text:p>
          <text:p text:style-name="P8"><text:span text:style-name="T16">Tengo estudios musicales, y una larga trayectoria como músico e interprete.</text:span></text:p>
        </text:list-item>
        <text:list-item>
          <text:p text:style-name="P8"><text:span text:style-name="T16">Para cubrir otras necesidades del proyecto -administración, comercial/marketing además de ampliación del equipo de desarrollo- tenemos en mente a tres personas más, pero de momento no cuento con ellas.</text:span></text:p>
        </text:list-item>
      </text:list>
      <text:p text:style-name="P25"/>
      <text:p text:style-name="P26">Ejercicio 5.<text:span text:style-name="T18"> Identifica los objetivos a lograr en tu negocio.</text:span></text:p>
      <text:list xml:id="list8212193685607062053" text:style-name="L17">
        <text:list-item>
          <text:p text:style-name="P12">Ser referente para la autogestión de todo tipo de eventos artísticos.</text:p>
          <text:p text:style-name="P12">Cuando un artista, sala o promotor de eventos tenga la necesidad de cerrar un evento, acuda a nuestra app, tambien cuando una persona cualquiera (público) quiera saber que puede hacer ese día/noche, coga su teléfono y abra nuestra aplicación para ver la agenda cultural de la ciudad donde se encuentre.</text:p>
        </text:list-item>
        <text:list-item>
          <text:p text:style-name="P12">Patentar un sistema de ámbito internacional que estandarizará la gestión y contratación de espectáculos.</text:p>
        </text:list-item>
        <text:list-item>
          <text:p text:style-name="P12">Ser el lazo conector entre artistas, salas y público.</text:p>
        </text:list-item>
        <text:list-item>
          <text:p text:style-name="P12">Promoción de la cultura.</text:p>
        </text:list-item>
        <text:list-item>
          <text:p text:style-name="P12">Y, por qué no, crecimiento personal.</text:p>
        </text:list-item>
      </text:list>
      <text:p text:style-name="P25"/>
      <text:p text:style-name="P25">Ejercicio 6.<text:span text:style-name="T18"> Define las posibles estrategias que vas a seguir. Puedes definir estrategias diferentes para el primer, segundo y tercer año.</text:span></text:p>
      <text:list xml:id="list39701922" text:continue-numbering="true" text:style-name="L17">
        <text:list-header>
          <text:p text:style-name="P12">Una vez desarrollado el producto minimo viable, a coste 0.</text:p>
        </text:list-header>
        <text:list-item text:start-value="1">
          <text:p text:style-name="P9"><text:span text:style-name="T16">Presentación del proyecto para conseguir financiación, dentro de lo posible al margen de los bancos. Por ejemplo:</text:span></text:p>
          <text:list>
            <text:list-item>
              <text:p text:style-name="P12">Creando tokens criptográficos, ya que la idea es hacer la aplicación descentralizada y dentro de la red Block-Chain de Ethereum. Estos tokens, junto con el dinero convencional, se podrían usar como pago para los distintos servicios que ofrecería la app.</text:p>
            </text:list-item>
            <text:list-item>
              <text:p text:style-name="P12">Otra posible vía de financiación es conseguir que el proyecto lo "apadrine" una empresa de desarrollo, como podría ser Idealista o Vueling.</text:p>
            </text:list-item>
            <text:list-item>
              <text:p text:style-name="P12">Crowfunding, ofreciendo recompensas atractivas, como por ejemplo "cuenta premium", periodo "gratuito", etc.</text:p>
            </text:list-item>
          </text:list>
        </text:list-item>
        <text:list-item>
          <text:p text:style-name="P12"><text:span text:style-name="T18">Lanzar en fase de testeo el MVP (en sus siglas en inglés).</text:span></text:p>
        </text:list-item>
        <text:list-item>
          <text:p text:style-name="P12"><text:span text:style-name="T18">Desarrollo de la aplicación descentralizada, como ya he comentado, dentro de la Block-Chain de Ethereum (web 3.0).</text:span></text:p>
          <text:p text:style-name="P12"><text:span text:style-name="T18">Una primera fase dirigida a músicos, y con el tiempo ir ampliando el sector y las funcionalidades de la aplicación. Que la aplicación este viva, ofreciendo nuevas posibilidades al usuario.</text:span></text:p>
        </text:list-item>
        <text:list-item>
          <text:p text:style-name="P12"><text:span text:style-name="T18">Monetización. Por definir pero se barajan ideas como:</text:span></text:p>
          <text:list>
            <text:list-item>
              <text:p text:style-name="P12"><text:span text:style-name="T18">Micropagos por funcionalidades/servicios.</text:span></text:p>
            </text:list-item>
            <text:list-item>
              <text:p text:style-name="P12"><text:span text:style-name="T18">Cuentas Premium.</text:span></text:p>
            </text:list-item>
            <text:list-item>
              <text:p text:style-name="P12"><text:span text:style-name="T18">Comisiones por venta de entradas o cobro de caché.</text:span></text:p>
            </text:list-item>
            <text:list-item>
              <text:p text:style-name="P12">Pequeños anuncios publicitarios relacionados con el sector al va dirigida la app.</text:p>
            </text:list-item>
            <text:list-item>
              <text:p text:style-name="P12"><text:span text:style-name="T18">Una posible vía de financiación seria comercializar con los datos personales de los usuarios, tal como hace google, facebook, etc... Pero esta práctica puede dar una mala imagen</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Poppins" svg:font-family="Poppins,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H31M15S</meta:editing-duration>
    <meta:editing-cycles>12</meta:editing-cycles>
    <meta:generator>OpenOffice/4.1.9$Win32 OpenOffice.org_project/419m1$Build-9805</meta:generator>
    <dc:date>2021-11-09T19:46:52.97</dc:date>
    <meta:document-statistic meta:table-count="0" meta:image-count="0" meta:object-count="0" meta:page-count="4" meta:paragraph-count="72" meta:word-count="1636" meta:character-count="9964"/>
    <meta:user-defined meta:name="Info 1"/>
    <meta:user-defined meta:name="Info 2"/>
    <meta:user-defined meta:name="Info 3"/>
    <meta:user-defined meta:name="Info 4"/>
  </office:meta>
</office:document-meta>
</file>